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ca5faa5"/>
    </style:style>
    <style:style style:name="P35" style:family="paragraph" style:parent-style-name="Standard">
      <style:text-properties officeooo:paragraph-rsid="0ca6ddb9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0a1fd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cb428e8"/>
    </style:style>
    <style:style style:name="P43" style:family="paragraph" style:parent-style-name="Standard">
      <style:text-properties officeooo:paragraph-rsid="0cb627b6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text-properties officeooo:paragraph-rsid="0cc50ec9"/>
    </style:style>
    <style:style style:name="P47" style:family="paragraph" style:parent-style-name="Standard">
      <style:text-properties officeooo:paragraph-rsid="0cc5fe5b"/>
    </style:style>
    <style:style style:name="P48" style:family="paragraph" style:parent-style-name="Standard">
      <style:text-properties officeooo:paragraph-rsid="0cc79a2d"/>
    </style:style>
    <style:style style:name="P49" style:family="paragraph" style:parent-style-name="Standard">
      <style:text-properties officeooo:paragraph-rsid="0ce3fa52"/>
    </style:style>
    <style:style style:name="P50" style:family="paragraph" style:parent-style-name="Standard">
      <style:text-properties officeooo:paragraph-rsid="0ce45be1"/>
    </style:style>
    <style:style style:name="P51" style:family="paragraph" style:parent-style-name="Standard">
      <style:text-properties officeooo:paragraph-rsid="0ce58c9e"/>
    </style:style>
    <style:style style:name="P52" style:family="paragraph" style:parent-style-name="Standard">
      <style:text-properties officeooo:paragraph-rsid="0cec0708"/>
    </style:style>
    <style:style style:name="P53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4" style:family="paragraph" style:parent-style-name="Standard">
      <style:text-properties officeooo:paragraph-rsid="0d0f14ca"/>
    </style:style>
    <style:style style:name="P55" style:family="paragraph" style:parent-style-name="Standard">
      <style:text-properties officeooo:paragraph-rsid="0d13f73f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0" style:family="paragraph" style:parent-style-name="Standard">
      <style:text-properties officeooo:paragraph-rsid="0d2e61eb"/>
    </style:style>
    <style:style style:name="P61" style:family="paragraph" style:parent-style-name="Standard">
      <style:text-properties officeooo:paragraph-rsid="0d5b93b9"/>
    </style:style>
    <style:style style:name="P62" style:family="paragraph" style:parent-style-name="Standard">
      <style:text-properties officeooo:paragraph-rsid="0d70ffa9"/>
    </style:style>
    <style:style style:name="P63" style:family="paragraph" style:parent-style-name="Standard">
      <style:text-properties officeooo:paragraph-rsid="0d72da1f"/>
    </style:style>
    <style:style style:name="P64" style:family="paragraph" style:parent-style-name="Standard">
      <style:text-properties officeooo:paragraph-rsid="0d73904e"/>
    </style:style>
    <style:style style:name="P65" style:family="paragraph" style:parent-style-name="Standard">
      <style:text-properties officeooo:paragraph-rsid="0d79dd43"/>
    </style:style>
    <style:style style:name="P66" style:family="paragraph" style:parent-style-name="Standard">
      <style:text-properties officeooo:paragraph-rsid="0d7f6268"/>
    </style:style>
    <style:style style:name="P67" style:family="paragraph" style:parent-style-name="Standard">
      <style:text-properties officeooo:rsid="0d7f6268" officeooo:paragraph-rsid="0d7f6268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86ce16"/>
    </style:style>
    <style:style style:name="P70" style:family="paragraph" style:parent-style-name="Standard">
      <style:text-properties officeooo:paragraph-rsid="0d9299c7"/>
    </style:style>
    <style:style style:name="P71" style:family="paragraph" style:parent-style-name="Standard">
      <style:text-properties officeooo:rsid="0d947706" officeooo:paragraph-rsid="0d947706"/>
    </style:style>
    <style:style style:name="P72" style:family="paragraph" style:parent-style-name="Standard">
      <style:text-properties officeooo:paragraph-rsid="0d947706"/>
    </style:style>
    <style:style style:name="P73" style:family="paragraph" style:parent-style-name="Footnote">
      <style:text-properties officeooo:paragraph-rsid="04473353"/>
    </style:style>
    <style:style style:name="P74" style:family="paragraph" style:parent-style-name="Footnote">
      <style:text-properties officeooo:paragraph-rsid="0bf8351d"/>
    </style:style>
    <style:style style:name="P75" style:family="paragraph" style:parent-style-name="Footnote">
      <style:text-properties officeooo:paragraph-rsid="0cf7e116"/>
    </style:style>
    <style:style style:name="P76" style:family="paragraph" style:parent-style-name="Footnote">
      <style:text-properties officeooo:paragraph-rsid="0cfb8404"/>
    </style:style>
    <style:style style:name="P77" style:family="paragraph" style:parent-style-name="Footnote">
      <style:text-properties officeooo:paragraph-rsid="0d2b38cd"/>
    </style:style>
    <style:style style:name="P78" style:family="paragraph" style:parent-style-name="Footnote">
      <style:text-properties officeooo:rsid="043ccc66" officeooo:paragraph-rsid="0c397b0b"/>
    </style:style>
    <style:style style:name="P79" style:family="paragraph" style:parent-style-name="Footnote">
      <style:text-properties officeooo:paragraph-rsid="0d87a9cd"/>
    </style:style>
    <style:style style:name="P80" style:family="paragraph" style:parent-style-name="Footnote">
      <style:text-properties officeooo:paragraph-rsid="0d898ef6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4e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8b627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6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38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39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0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1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2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3" style:family="text">
      <style:text-properties fo:color="#000000" style:font-name="Ubuntu1" fo:font-size="12pt" style:font-size-asian="12pt" style:font-size-complex="12pt"/>
    </style:style>
    <style:style style:name="T344" style:family="text">
      <style:text-properties fo:color="#000000" style:font-name="Ubuntu1" fo:font-size="12pt" officeooo:rsid="004804ae" style:font-size-asian="12pt" style:font-size-complex="12pt"/>
    </style:style>
    <style:style style:name="T345" style:family="text">
      <style:text-properties fo:color="#000000" style:font-name="Ubuntu1" fo:font-size="12pt" officeooo:rsid="0bac438a" style:font-size-asian="12pt" style:font-size-complex="12pt"/>
    </style:style>
    <style:style style:name="T346" style:family="text">
      <style:text-properties fo:color="#000000" style:text-underline-style="none" officeooo:rsid="0588721b" style:font-size-asian="12pt" style:font-size-complex="12pt"/>
    </style:style>
    <style:style style:name="T34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9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7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8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0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1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2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3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84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85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89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0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4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5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6" style:family="text">
      <style:text-properties style:use-window-font-color="true"/>
    </style:style>
    <style:style style:name="T39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3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0" style:family="text">
      <style:text-properties style:use-window-font-color="true" officeooo:rsid="047da547"/>
    </style:style>
    <style:style style:name="T431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officeooo:rsid="047fb57c"/>
    </style:style>
    <style:style style:name="T434" style:family="text">
      <style:text-properties officeooo:rsid="047da547"/>
    </style:style>
    <style:style style:name="T435" style:family="text">
      <style:text-properties officeooo:rsid="01657261" style:font-size-asian="12pt" style:font-size-complex="12pt"/>
    </style:style>
    <style:style style:name="T436" style:family="text">
      <style:text-properties officeooo:rsid="00bddfbe" style:font-size-asian="12pt" style:font-size-complex="12pt"/>
    </style:style>
    <style:style style:name="T437" style:family="text">
      <style:text-properties officeooo:rsid="04473353"/>
    </style:style>
    <style:style style:name="T438" style:family="text">
      <style:text-properties fo:font-weight="normal" style:font-weight-asian="normal" style:font-weight-complex="normal"/>
    </style:style>
    <style:style style:name="T439" style:family="text">
      <style:text-properties fo:font-weight="normal" officeooo:rsid="0d53468e" style:font-weight-asian="normal" style:font-weight-complex="normal"/>
    </style:style>
    <style:style style:name="T440" style:family="text">
      <style:text-properties officeooo:rsid="06049971"/>
    </style:style>
    <style:style style:name="T441" style:family="text">
      <style:text-properties fo:font-weight="bold" officeooo:rsid="06049971" style:font-weight-asian="bold" style:font-weight-complex="bold"/>
    </style:style>
    <style:style style:name="T44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3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4" style:family="text">
      <style:text-properties officeooo:rsid="050aa1f1"/>
    </style:style>
    <style:style style:name="T445" style:family="text">
      <style:text-properties officeooo:rsid="05903285"/>
    </style:style>
    <style:style style:name="T446" style:family="text">
      <style:text-properties officeooo:rsid="0594b105"/>
    </style:style>
    <style:style style:name="T447" style:family="text">
      <style:text-properties officeooo:rsid="0a6f0a69"/>
    </style:style>
    <style:style style:name="T448" style:family="text">
      <style:text-properties officeooo:rsid="0aace3cd"/>
    </style:style>
    <style:style style:name="T44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0" style:family="text">
      <style:text-properties fo:font-size="10pt" officeooo:rsid="06049971" style:font-size-asian="10pt" style:font-size-complex="10pt"/>
    </style:style>
    <style:style style:name="T451" style:family="text">
      <style:text-properties fo:font-size="10pt" officeooo:rsid="0d5b05c5" style:font-size-asian="10pt" style:font-style-asian="italic" style:font-size-complex="10pt" style:font-style-complex="italic"/>
    </style:style>
    <style:style style:name="T452" style:family="text">
      <style:text-properties fo:font-size="10pt" officeooo:rsid="06049971" style:font-size-asian="10pt" style:font-style-asian="italic" style:font-size-complex="10pt" style:font-style-complex="italic"/>
    </style:style>
    <style:style style:name="T453" style:family="text">
      <style:text-properties officeooo:rsid="0b952edb"/>
    </style:style>
    <style:style style:name="T454" style:family="text">
      <style:text-properties fo:font-size="8pt" style:font-size-asian="8pt" style:font-size-complex="8pt" loext:padding="0.049cm" loext:border="0.31pt solid #000000"/>
    </style:style>
    <style:style style:name="T455" style:family="text">
      <style:text-properties officeooo:rsid="0394a435"/>
    </style:style>
    <style:style style:name="T456" style:family="text">
      <style:text-properties officeooo:rsid="0be4091b"/>
    </style:style>
    <style:style style:name="T457" style:family="text">
      <style:text-properties officeooo:rsid="0bf888a9"/>
    </style:style>
    <style:style style:name="T458" style:family="text">
      <style:text-properties officeooo:rsid="0cf7e116"/>
    </style:style>
    <style:style style:name="T459" style:family="text">
      <style:text-properties officeooo:rsid="0d1ec96e"/>
    </style:style>
    <style:style style:name="T460" style:family="text">
      <style:text-properties officeooo:rsid="0d52ea33"/>
    </style:style>
    <style:style style:name="T461" style:family="text">
      <style:text-properties style:text-position="super 58%"/>
    </style:style>
    <style:style style:name="T462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3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4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65" style:family="text">
      <style:text-properties officeooo:rsid="0e425964"/>
    </style:style>
    <style:style style:name="T466" style:family="text">
      <style:text-properties officeooo:rsid="0d8f970c"/>
    </style:style>
    <style:style style:name="T467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68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3" form:id="control4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4" form:id="control4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6" form:id="control4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8" form:id="control4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309">C</text:span></text:span><text:span text:style-name="Strong_20_Emphasis"><text:span text:style-name="T304">hecklist voor </text:span></text:span><text:span text:style-name="Strong_20_Emphasis"><text:span text:style-name="T314">de installatie</text:span></text:span><text:span text:style-name="Strong_20_Emphasis"><text:span text:style-name="T304"> van </text:span></text:span><text:reference-mark-start text:name="Distributie"/><text:span text:style-name="Strong_20_Emphasis"><text:span text:style-name="T307">Ubuntu</text:span></text:span><text:reference-mark-end text:name="Distributie"/><text:span text:style-name="Strong_20_Emphasis"><text:span text:style-name="T307"> </text:span></text:span><text:reference-mark-start text:name="Versie"/><text:span text:style-name="Strong_20_Emphasis"><text:span text:style-name="T313">20</text:span></text:span><text:span text:style-name="Strong_20_Emphasis"><text:span text:style-name="T312">.04</text:span></text:span><text:reference-mark-end text:name="Versie"/><text:span text:style-name="Strong_20_Emphasis"><text:span text:style-name="T305"> </text:span></text:span><text:span text:style-name="Strong_20_Emphasis"><text:span text:style-name="T318">LTS</text:span></text:span><text:span text:style-name="Strong_20_Emphasis"><text:span text:style-name="T305"><text:note text:id="ftn1" text:note-class="footnote"><text:note-citation>1</text:note-citation><text:note-body><text:p text:style-name="P74"><text:span text:style-name="T455">Deze versie </text:span><text:span text:style-name="T456">20.04 </text:span><text:span text:style-name="T455">heeft codenaam Focal Fossa (focal) en is een zogenaamde LTS-versie (Long-Term Support, langetermijnondersteuning). <text:s/>Een LTS-versie verschijnt iedere twee jaar </text:span><text:span text:style-name="T460">in </text:span><text:span text:style-name="T455">april (deze in april 2020) en wordt vanaf vrijgave </text:span><text:span text:style-name="T353">vijf</text:span><text:span text:style-name="T455"> jaar ondersteund</text:span><text:span text:style-name="T447"> </text:span><text:span text:style-name="T455">(</text:span><text:span text:style-name="T457">updates </text:span><text:span text:style-name="T455">tot april 2025</text:span><text:span text:style-name="T447">)</text:span><text:span text:style-name="T455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06">desktop</text:span></text:span><text:reference-mark-end text:name="Editie"/><text:span text:style-name="Strong_20_Emphasis"><text:span text:style-name="T308">.</text:span></text:span></text:p>
      <text:p text:style-name="P9"/>
      <text:p text:style-name="P26"><text:span text:style-name="T18">Kijk op</text:span><text:span text:style-name="T30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4"> </text:span><text:span text:style-name="T397">voor</text:span><text:span text:style-name="T398"> </text:span><text:span text:style-name="T399">deze en andere </text:span><text:span text:style-name="T19">checklists, scripts, en overige bestanden.</text:span></text:p>
      <text:p text:style-name="P21"/>
      <text:p text:style-name="P53"><text:span text:style-name="T197">D</text:span><text:span text:style-name="T196">it is een invulbare PD</text:span><text:span text:style-name="T198">F</text:span><text:span text:style-name="T196"> met tekst- en keuzevakken; </text:span><text:span text:style-name="T199">a</text:span><text:span text:style-name="T196">fdrukken is niet noodzakelijk.</text:span></text:p>
      <text:p text:style-name="P10"/>
      <text:p text:style-name="P10">V<text:span text:style-name="T433">ul de waarden in het tekstvak achter de </text:span><text:span text:style-name="Definition"><text:span text:style-name="T434">schuingedrukte</text:span></text:span> <text:span text:style-name="T434">woorden </text:span><text:span text:style-name="T430">(zie toelichting)</text:span><text:span text:style-name="T434">:</text:span></text:p>
      <text:p text:style-name="P4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<text:tab/><text:tab/></text:span></text:span><text:span text:style-name="Definition"><text:span text:style-name="T396"> <text:tab/><text:tab/></text:span></text:span><text:span text:style-name="T406"><draw:control text:anchor-type="as-char" svg:y="-0.429cm" draw:z-index="42" draw:name="Gebruiker" draw:style-name="gr2" draw:text-style-name="P88" svg:width="6.061cm" svg:height="0.6cm" draw:control="control43"><svg:title>Gebruiker</svg:title><svg:desc>Volledige naam, bijv. Jan Stek</svg:desc></draw:control></text:span><text:span text:style-name="T406"><text:tab/></text:span><text:span text:style-name="T407">(</text:span><text:span text:style-name="T427">volledige naam, bijv. </text:span><text:span text:style-name="T429">Karel Kamer</text:span><text:span text:style-name="T428">)</text:span></text:p>
      <text:p text:style-name="Standard"><text:span text:style-name="Definition"><text:span text:style-name="T404">g</text:span></text:span><text:span text:style-name="Definition"><text:span text:style-name="T403">ebruikersnaam<text:tab/><text:tab/></text:span></text:span><text:span text:style-name="Definition"><text:span text:style-name="T403"><draw:control text:anchor-type="as-char" svg:y="-0.429cm" draw:z-index="43" draw:name="Gberuikersnaam" draw:style-name="gr2" draw:text-style-name="P88" svg:width="6.061cm" svg:height="0.6cm" draw:control="control44"><svg:title>Gebruikersnaam</svg:title><svg:desc>Korte naam, bijv. jan</svg:desc></draw:control></text:span></text:span><text:span text:style-name="Definition"><text:span text:style-name="T403"><text:tab/></text:span></text:span><text:span text:style-name="T3">(korte naam, bijv. </text:span><text:span text:style-name="T335">karel</text:span><text:span text:style-name="T3">)</text:span></text:p>
      <text:p text:style-name="P2"><text:span text:style-name="Definition"><text:span text:style-name="T421">c</text:span></text:span><text:span text:style-name="Definition"><text:span text:style-name="T420">omputernaam<text:tab/><text:tab/></text:span></text:span><text:span text:style-name="Definition"><text:span text:style-name="T406"><draw:control text:anchor-type="as-char" svg:y="-0.429cm" draw:z-index="44" draw:name="Computernaam" draw:style-name="gr2" draw:text-style-name="P88" svg:width="6.061cm" svg:height="0.6cm" draw:control="control45"><svg:title>Computernaam</svg:title><svg:desc>Unieke naam van de computer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unieke naam van de compute</text:span></text:span><text:span text:style-name="Definition"><text:span text:style-name="T409">r</text:span></text:span><text:span text:style-name="Definition"><text:span text:style-name="T410">)</text:span></text:span></text:p>
      <text:p text:style-name="P2"><text:span text:style-name="Definition"><text:span text:style-name="T404">o</text:span></text:span><text:span text:style-name="Definition"><text:span text:style-name="T403">pstartmenu</text:span></text:span><text:span text:style-name="Definition"><text:span text:style-name="T406"><text:tab/><text:tab/><text:tab/></text:span></text:span><text:span text:style-name="Definition"><text:span text:style-name="T406"><draw:control text:anchor-type="as-char" svg:y="-0.429cm" draw:z-index="45" draw:name="Opstartmenu" draw:style-name="gr2" draw:text-style-name="P88" svg:width="6.061cm" svg:height="0.6cm" draw:control="control46"><svg:title>Opstartmenu</svg:title><svg:desc>Toets voor het opstartmenu ("bootmenu")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to</text:span></text:span><text:span text:style-name="Definition"><text:span text:style-name="T417">ets voor het opstartmedium</text:span></text:span><text:span text:style-name="Definition"><text:span text:style-name="T418">)</text:span></text:span></text:p>
      <text:p text:style-name="P2"><text:span text:style-name="Definition"><text:span text:style-name="T422">i</text:span></text:span><text:span text:style-name="Definition"><text:span text:style-name="T423">nstellingen</text:span></text:span><text:span text:style-name="T410"><text:tab/><text:tab/> <text:tab/></text:span><text:span text:style-name="T410"><draw:control text:anchor-type="as-char" svg:y="-0.429cm" draw:z-index="41" draw:name="Instellingen" draw:style-name="gr2" draw:text-style-name="P88" svg:width="6.061cm" svg:height="0.6cm" draw:control="control42"><svg:title>Instellingen</svg:title><svg:desc>Toets voor het BIOS/UEFI-scherm ("setup")</svg:desc></draw:control></text:span><text:span text:style-name="T410"><text:tab/>(</text:span><text:span text:style-name="T408">toets voor het BIOS/UEFI-scherm</text:span><text:span text:style-name="T410">)</text:span></text:p>
      <text:p text:style-name="P3"><text:span text:style-name="Definition"><text:span text:style-name="T400">2</text:span></text:span><text:span text:style-name="Definition"><text:span text:style-name="T402">e </text:span></text:span><text:span text:style-name="Definition"><text:span text:style-name="T424">gebr</text:span></text:span><text:span text:style-name="Definition"><text:span text:style-name="T400">uiker </text:span></text:span><text:span text:style-name="Definition"><text:span text:style-name="T401">(evt.)</text:span></text:span><text:span text:style-name="T410"><text:tab/></text:span><text:span text:style-name="T410"><draw:control text:anchor-type="as-char" svg:y="-0.429cm" draw:z-index="46" draw:name="Instellingen_0" draw:style-name="gr2" draw:text-style-name="P88" svg:width="6.061cm" svg:height="0.6cm" draw:control="control47"><svg:title>Instellingen</svg:title><svg:desc>Toets voor het BIOS/UEFI-scherm ("setup")</svg:desc></draw:control></text:span><text:span text:style-name="T410"><text:tab/>(volledige naam </text:span><text:span text:style-name="T414">evt. </text:span><text:span text:style-name="T413">2</text:span><text:span text:style-name="T431">e</text:span><text:span text:style-name="T413"> </text:span><text:span text:style-name="T410">gebruiker)</text:span></text:p>
      <text:p text:style-name="P6"><text:span text:style-name="Definition"><text:span text:style-name="T400">2</text:span></text:span><text:span text:style-name="Definition"><text:span text:style-name="T402">e</text:span></text:span><text:span text:style-name="Definition"><text:span text:style-name="T400"> </text:span></text:span><text:span text:style-name="Definition"><text:span text:style-name="T426">g</text:span></text:span><text:span text:style-name="Definition"><text:span text:style-name="T425">ebruikersnaam<text:tab/></text:span></text:span><text:span text:style-name="T410"><draw:control text:anchor-type="as-char" svg:y="-0.429cm" draw:z-index="47" draw:name="Instellingen_1" draw:style-name="gr2" draw:text-style-name="P88" svg:width="6.061cm" svg:height="0.6cm" draw:control="control48"><svg:title>Instellingen</svg:title><svg:desc>Toets voor het BIOS/UEFI-scherm ("setup")</svg:desc></draw:control></text:span><text:span text:style-name="T410"><text:tab/>(</text:span><text:span text:style-name="T408">korte naam </text:span><text:span text:style-name="T415">ev</text:span><text:span text:style-name="T416">entuele</text:span><text:span text:style-name="T414"> </text:span><text:span text:style-name="T419">2</text:span><text:span text:style-name="T432">e</text:span><text:span text:style-name="T419"> </text:span><text:span text:style-name="T411">gebr</text:span><text:span text:style-name="T412">uiker</text:span><text:span text:style-name="T410">)</text:span></text:p>
      <text:p text:style-name="P3"><text:span text:style-name="T324">Vervang </text:span><text:span text:style-name="Definition"><text:span text:style-name="T16">schuingedrukte</text:span></text:span><text:span text:style-name="T324"> </text:span><text:span text:style-name="T325">woorden </text:span><text:span text:style-name="T324">in deze checklist door </text:span><text:span text:style-name="T325">boven</text:span><text:span text:style-name="T324">staande waarden.</text:span></text:p>
      <text:p text:style-name="P11"/>
      <text:p text:style-name="P1"><text:span text:style-name="Strong_20_Emphasis"><text:span text:style-name="T319"/></text:span></text:p>
      <text:p text:style-name="P28"><text:span text:style-name="Strong_20_Emphasis"><text:span text:style-name="T135"><draw:control text:anchor-type="as-char" draw:z-index="0" draw:name="Vorm1" draw:style-name="gr1" draw:text-style-name="P87" svg:width="0.35cm" svg:height="0.35cm" draw:control="control1"/></text:span></text:span><text:span text:style-name="Strong_20_Emphasis"><text:span text:style-name="T135"><text:s/><text:tab/></text:span></text:span><text:span text:style-name="T320">Nog niet op Linux?<text:tab/></text:span><text:span text:style-name="T347"></text:span><text:span text:style-name="T326"> </text:span><text:span text:style-name="T327">G</text:span><text:span text:style-name="T321">ebruik </text:span><text:span text:style-name="Strong_20_Emphasis"><text:span text:style-name="T357">Checklist migratie</text:span></text:span><text:span text:style-name="T32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2"> onder </text:span><text:span text:style-name="T332">Linux</text:span><text:span text:style-name="T323">.</text:span></text:p>
      <text:p text:style-name="P59"><text:span text:style-name="Strong_20_Emphasis"><text:span text:style-name="T135"><draw:control text:anchor-type="as-char" draw:z-index="40" draw:name="Vorm2" draw:style-name="gr1" draw:text-style-name="P87" svg:width="0.35cm" svg:height="0.35cm" draw:control="control41"/></text:span></text:span><text:span text:style-name="Strong_20_Emphasis"><text:span text:style-name="T135"><text:s/><text:tab/></text:span></text:span><text:span text:style-name="T328">Nieuwe installatie?<text:tab/></text:span><text:span text:style-name="T348"></text:span><text:span text:style-name="T331"><text:tab/></text:span><text:span text:style-name="T330">B</text:span><text:span text:style-name="T328">egin bij hoofdstuk </text:span><text:span text:style-name="T333"><text:bookmark-ref text:reference-format="page" text:ref-name="__RefNumPara__4009_1271708128">2</text:bookmark-ref></text:span><text:span text:style-name="T328"><text:s text:c="2"/></text:span><text:span text:style-name="T334"><text:bookmark-ref text:reference-format="text" text:ref-name="__RefNumPara__4009_1271708128">Installatie uitvoeren</text:bookmark-ref></text:span><text:span text:style-name="T329">.</text:span></text:p>
      <text:p text:style-name="P5"/>
      <text:list xml:id="list864794206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100"><text:s/></text:span></text:span><text:span text:style-name="Strong_20_Emphasis"><text:span text:style-name="T136"><draw:control text:anchor-type="as-char" draw:z-index="1" draw:name="Vorm3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100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06">.</text:span></text:span></text:p>
          </table:table-cell>
        </table:table-row>
        <table:table-row table:style-name="TableLine94637311170336">
          <table:table-cell table:style-name="_31_._5f_Installatie_5f_voorbereiden.A1" office:value-type="string">
            <text:p text:style-name="P31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637311170592">
          <table:table-cell table:style-name="_31_._5f_Installatie_5f_voorbereid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2" draw:name="Vorm4" draw:style-name="gr1" draw:text-style-name="P8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3">Terminalvenster</text:span></text:span><text:span text:style-name="Strong_20_Emphasis"><text:span text:style-name="T86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3">.</text:span></text:span></text:p>
          </table:table-cell>
        </table:table-row>
        <table:table-row table:style-name="TableLine94637311170848">
          <table:table-cell table:style-name="_31_._5f_Installatie_5f_voorbereiden.A1" office:value-type="string">
            <text:p text:style-name="P56"><text:span text:style-name="Strong_20_Emphasis"><text:span text:style-name="T100"><text:s/></text:span></text:span><text:span text:style-name="Strong_20_Emphasis"><text:span text:style-name="T136"><draw:control text:anchor-type="as-char" draw:z-index="49" draw:name="Vorm4_3" draw:style-name="gr1" draw:text-style-name="P87" svg:width="0.35cm" svg:height="0.35cm" draw:control="control50"/></text:span></text:span></text:p>
          </table:table-cell>
          <table:table-cell table:style-name="_31_._5f_Installatie_5f_voorbereiden.A1" office:value-type="string">
            <text:p text:style-name="P56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37">Enter</text:span></text:span><text:span text:style-name="Strong_20_Emphasis"><text:span text:style-name="T86">-toets:<text:line-break/></text:span></text:span><text:span text:style-name="User_20_Entry"><text:span text:style-name="T302">wget karelzimmer.nl/</text:span></text:span><text:span text:style-name="User_20_Entry"><text:span text:style-name="T303">kz</text:span></text:span><text:span text:style-name="User_20_Entry"><text:span text:style-name="T302"><text:line-break/>bash </text:span></text:span><text:span text:style-name="User_20_Entry"><text:span text:style-name="T303">kz</text:span></text:span></text:p>
          </table:table-cell>
        </table:table-row>
        <table:table-row table:style-name="TableLine94637311171104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637311171360">
          <table:table-cell table:style-name="_31_._5f_Installatie_5f_voorbereiden.A1" office:value-type="string">
            <text:p text:style-name="P46"><text:span text:style-name="Strong_20_Emphasis"><text:span text:style-name="T100"><text:s/></text:span></text:span><text:span text:style-name="Strong_20_Emphasis"><text:span text:style-name="Strong_20_Emphasis"><text:span text:style-name="T136"><draw:control text:anchor-type="as-char" draw:z-index="3" draw:name="Vorm6" draw:style-name="gr1" draw:text-style-name="P87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5">Bereid de installatie voor </text:span></text:span><text:span text:style-name="Strong_20_Emphasis"><text:span text:style-name="T86">via </text:span></text:span><text:span text:style-name="Strong_20_Emphasis"><text:span text:style-name="T75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35">Super</text:span></text:span><text:span text:style-name="Strong_20_Emphasis"><text:span text:style-name="T98">-toets</text:span></text:span><text:span text:style-name="Strong_20_Emphasis"><text:span text:style-name="T300"><text:note text:id="ftn2" text:note-class="footnote"><text:note-citation>2</text:note-citation><text:note-body><text:p text:style-name="P75"><text:span text:style-name="T349">D</text:span>e <text:span text:style-name="T454">Super</text:span>-toets <text:span text:style-name="T349">is </text:span>de Windows<text:span text:style-name="T458">-</text:span><text:span text:style-name="T453">toets</text:span>, <text:span text:style-name="T458">C</text:span>ommand-<text:span text:style-name="T453">toets</text:span>, of <text:span text:style-name="T458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4">men</text:span></text:span><text:span text:style-name="Strong_20_Emphasis"><text:span text:style-name="T168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94"> </text:span></text:span><text:span text:style-name="Strong_20_Emphasis"><text:span text:style-name="T279">Installatiem</text:span></text:span><text:span text:style-name="Strong_20_Emphasis"><text:span text:style-name="T278">enu</text:span></text:span><text:span text:style-name="Strong_20_Emphasis"><text:span text:style-name="T98">.</text:span></text:span></text:p>
          </table:table-cell>
        </table:table-row>
        <table:table-row table:style-name="TableLine94637311171616">
          <table:table-cell table:style-name="_31_._5f_Installatie_5f_voorbereid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4" draw:name="Vorm7" draw:style-name="gr1" draw:text-style-name="P8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6">1</text:span></text:span><text:span text:style-name="Strong_20_Emphasis"><text:span text:style-name="T282"> - </text:span></text:span><text:span text:style-name="Strong_20_Emphasis"><text:span text:style-name="T283">In</text:span></text:span><text:span text:style-name="Strong_20_Emphasis"><text:span text:style-name="T288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72">Verder</text:span></text:span><text:span text:style-name="Strong_20_Emphasis"><text:span text:style-name="T99">.</text:span></text:span></text:p>
          </table:table-cell>
        </table:table-row>
        <table:table-row table:style-name="TableLine94637311171872">
          <table:table-cell table:style-name="_31_._5f_Installatie_5f_voorbereid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5" draw:name="Vorm8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3">Volg de aanwijzingen op het scherm.</text:span></text:span></text:p>
          </table:table-cell>
        </table:table-row>
        <table:table-row table:style-name="TableLine94637311172128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637311172384">
          <table:table-cell table:style-name="_31_._5f_Installatie_5f_voorbereiden.A1" office:value-type="string">
            <text:p text:style-name="P61"><text:span text:style-name="Strong_20_Emphasis"><text:span text:style-name="T100"><text:s/></text:span></text:span><text:span text:style-name="Strong_20_Emphasis"><text:span text:style-name="T136"><draw:control text:anchor-type="as-char" draw:z-index="51" draw:name="Vorm8_0" draw:style-name="gr1" draw:text-style-name="P87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4">2</text:span></text:span><text:span text:style-name="Definition"><text:span text:style-name="T462">e</text:span></text:span><text:span text:style-name="Definition"><text:span text:style-name="T14"> </text:span></text:span><text:span text:style-name="Definition"><text:span text:style-name="T15">gebruiker</text:span></text:span><text:span text:style-name="Strong_20_Emphasis"><text:span text:style-name="T120">, zoek en start</text:span></text:span><text:span text:style-name="Strong_20_Emphasis"><text:span text:style-name="T238"> </text:span></text:span><text:span text:style-name="Strong_20_Emphasis"><text:span text:style-name="T176">Ins</text:span></text:span><text:span text:style-name="Strong_20_Emphasis"><text:span text:style-name="T175">tallatiemenu</text:span></text:span><text:span text:style-name="Strong_20_Emphasis"><text:span text:style-name="T137"> </text:span></text:span><text:span text:style-name="Strong_20_Emphasis"><text:span text:style-name="T120">en </text:span></text:span><text:span text:style-name="User_20_Entry"><text:span text:style-name="T188">kies <text:line-break/></text:span></text:span><text:span text:style-name="User_20_Entry"><text:span text:style-name="T190">5</text:span></text:span><text:span text:style-name="User_20_Entry"><text:span text:style-name="T191"> -</text:span></text:span><text:span text:style-name="User_20_Entry"><text:span text:style-name="T192"> </text:span></text:span><text:span text:style-name="User_20_Entry"><text:span text:style-name="T190">Opdrachtenmenu</text:span></text:span><text:span text:style-name="User_20_Entry"><text:span text:style-name="T189"> en daarna </text:span></text:span><text:span text:style-name="User_20_Entry"><text:span text:style-name="T194">1</text:span></text:span><text:span text:style-name="User_20_Entry"><text:span text:style-name="T195">2</text:span></text:span><text:span text:style-name="User_20_Entry"><text:span text:style-name="T190"> - Instellijst</text:span></text:span><text:span text:style-name="User_20_Entry"><text:span text:style-name="T193"> </text:span></text:span><text:span text:style-name="User_20_Entry"><text:span text:style-name="T184">maken</text:span></text:span><text:span text:style-name="User_20_Entry"><text:span text:style-name="T188">.</text:span></text:span></text:p>
          </table:table-cell>
        </table:table-row>
      </table:table>
      <text:p text:style-name="P22"/>
      <text:list xml:id="list150935590916189" text:continue-numbering="true" text:style-name="L1">
        <text:list-item>
          <text:p text:style-name="P86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37311040880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6" draw:name="Vorm9" draw:style-name="gr1" draw:text-style-name="P8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4"><text:span text:style-name="T343">Start de computer op vanaf </text:span><text:span text:style-name="T344">een </text:span><text:span text:style-name="T344"><text:reference-ref text:reference-format="text" text:ref-name="Distributie">Ubuntu</text:reference-ref></text:span><text:span text:style-name="T344"><text:s/></text:span><text:span text:style-name="T343"><text:reference-ref text:reference-format="text" text:ref-name="Versie">20.04</text:reference-ref></text:span><text:span text:style-name="T204"><text:s/></text:span><text:span text:style-name="T204"><text:reference-ref text:reference-format="text" text:ref-name="Editie">desktop</text:reference-ref></text:span><text:span text:style-name="T204"><text:s/>Live</text:span><text:span text:style-name="T204"><text:note text:id="ftn3" text:note-class="footnote"><text:note-citation>1</text:note-citation><text:note-body><text:p text:style-name="P73"><text:span text:style-name="T437">Vanaf ee</text:span>n Live <text:span text:style-name="T448">USB-stick of </text:span><text:span text:style-name="T352">C</text:span><text:span text:style-name="T448">D</text:span><text:span text:style-name="T6"> </text:span>kunt <text:span text:style-name="T437">u opstarten en</text:span> met <text:reference-ref text:reference-format="text" text:ref-name="Distributie">Ubuntu</text:reference-ref><text:s/>werken zonder deze te installeren.</text:p></text:note-body></text:note></text:span><text:span text:style-name="T204"> </text:span><text:span text:style-name="T207">USB-stick</text:span><text:span text:style-name="T207"><text:note text:id="ftn4" text:note-class="footnote"><text:note-citation>2</text:note-citation><text:note-body><text:p text:style-name="P77"><text:span text:style-name="Strong_20_Emphasis"><text:span text:style-name="T218">Download </text:span></text:span><text:span text:style-name="Strong_20_Emphasis"><text:span text:style-name="T212">een </text:span></text:span><text:span text:style-name="Strong_20_Emphasis"><text:span text:style-name="T222">Desktop </text:span></text:span><text:span text:style-name="Strong_20_Emphasis"><text:span text:style-name="T233">CD</text:span></text:span><text:span text:style-name="Strong_20_Emphasis"><text:span text:style-name="T217"> vanaf </text:span></text:span><text:a xlink:type="simple" xlink:href="http://nl.releases.ubuntu.com/" text:style-name="Internet_20_link" text:visited-style-name="Visited_20_Internet_20_Link"><text:span text:style-name="Strong_20_Emphasis"><text:span text:style-name="T443">hier</text:span></text:span></text:a><text:span text:style-name="Strong_20_Emphasis"><text:span text:style-name="T217"> , </text:span></text:span><text:span text:style-name="Strong_20_Emphasis"><text:span text:style-name="T230">kies </text:span></text:span><text:span text:style-name="Strong_20_Emphasis"><text:span text:style-name="T241">Ubuntu 20.04... LTS (Focal Fossa)</text:span></text:span><text:span text:style-name="Strong_20_Emphasis"><text:span text:style-name="T230">, </text:span></text:span><text:span text:style-name="Strong_20_Emphasis"><text:span text:style-name="T213">en </text:span></text:span><text:span text:style-name="Strong_20_Emphasis"><text:span text:style-name="T218">plaats </text:span></text:span><text:span text:style-name="Strong_20_Emphasis"><text:span text:style-name="T212">een USB-stick </text:span></text:span><text:span text:style-name="Strong_20_Emphasis"><text:span text:style-name="T234">va</text:span></text:span><text:span text:style-name="Strong_20_Emphasis"><text:span text:style-name="T228">n </text:span></text:span><text:span text:style-name="Strong_20_Emphasis"><text:span text:style-name="T211">min</text:span></text:span><text:span text:style-name="Strong_20_Emphasis"><text:span text:style-name="T229">imaal</text:span></text:span><text:span text:style-name="Strong_20_Emphasis"><text:span text:style-name="T211"> </text:span></text:span><text:span text:style-name="Strong_20_Emphasis"><text:span text:style-name="T219">4</text:span></text:span><text:span text:style-name="Strong_20_Emphasis"><text:span text:style-name="T211"> GB. <text:line-break/></text:span></text:span><text:span text:style-name="Strong_20_Emphasis"><text:span text:style-name="T232">Zoek</text:span></text:span><text:span text:style-name="Strong_20_Emphasis"><text:span text:style-name="T211"> </text:span></text:span><text:span text:style-name="Strong_20_Emphasis"><text:span text:style-name="T240">opst</text:span></text:span><text:span text:style-name="Strong_20_Emphasis"><text:span text:style-name="T211"> en klik op het pictogram van</text:span></text:span><text:span text:style-name="Strong_20_Emphasis"><text:span text:style-name="T214"> </text:span></text:span><text:span text:style-name="Strong_20_Emphasis"><text:span text:style-name="T239">Opstartschijf aanmaken</text:span></text:span><text:span text:style-name="Strong_20_Emphasis"><text:span text:style-name="T221">, </text:span></text:span><text:span text:style-name="Strong_20_Emphasis"><text:span text:style-name="T227">o</text:span></text:span><text:span text:style-name="Strong_20_Emphasis"><text:span text:style-name="T212">f </text:span></text:span><text:span text:style-name="Strong_20_Emphasis"><text:span text:style-name="T215">gebruik </text:span></text:span><text:span text:style-name="Strong_20_Emphasis"><text:span text:style-name="T208">het programma balenaEtche</text:span></text:span><text:span text:style-name="Strong_20_Emphasis"><text:span text:style-name="T216">r</text:span></text:span><text:span text:style-name="Strong_20_Emphasis"><text:span text:style-name="T208"> </text:span></text:span><text:span text:style-name="Strong_20_Emphasis"><text:span text:style-name="T209">(</text:span></text:span><text:a xlink:type="simple" xlink:href="https://www.balena.io/etcher/" text:style-name="Internet_20_link" text:visited-style-name="Visited_20_Internet_20_Link"><text:span text:style-name="Strong_20_Emphasis"><text:span text:style-name="T442">etcher.io</text:span></text:span></text:a><text:span text:style-name="Strong_20_Emphasis"><text:span text:style-name="T209">); </text:span></text:span><text:span text:style-name="Strong_20_Emphasis"><text:span text:style-name="T208">balenaEtche</text:span></text:span><text:span text:style-name="Strong_20_Emphasis"><text:span text:style-name="T216">r</text:span></text:span><text:span text:style-name="Strong_20_Emphasis"><text:span text:style-name="T223"> is</text:span></text:span><text:span text:style-name="Strong_20_Emphasis"><text:span text:style-name="T209"> </text:span></text:span><text:span text:style-name="Strong_20_Emphasis"><text:span text:style-name="T212">beschikbaar voor </text:span></text:span><text:span text:style-name="Strong_20_Emphasis"><text:span text:style-name="T224">Windows, </text:span></text:span><text:span text:style-name="Strong_20_Emphasis"><text:span text:style-name="T225">OS X</text:span></text:span><text:span text:style-name="Strong_20_Emphasis"><text:span text:style-name="T208">, </text:span></text:span><text:span text:style-name="Strong_20_Emphasis"><text:span text:style-name="T209">en </text:span></text:span><text:span text:style-name="Strong_20_Emphasis"><text:span text:style-name="T226">GNU/</text:span></text:span><text:span text:style-name="Strong_20_Emphasis"><text:span text:style-name="T208">Linux</text:span></text:span><text:span text:style-name="Strong_20_Emphasis"><text:span text:style-name="T210">.</text:span></text:span></text:p></text:note-body></text:note></text:span><text:span text:style-name="T207"> of </text:span><text:span text:style-name="T203">C</text:span><text:span text:style-name="T207">D</text:span><text:span text:style-name="T20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4">.</text:span></text:p>
            <text:p text:style-name="P33"><text:span text:style-name="T205">Opstartmenu/</text:span><text:span text:style-name="T206">boot menu</text:span><text:span text:style-name="T205"> </text:span><text:span text:style-name="T204">via </text:span><text:span text:style-name="Definition"><text:span text:style-name="T435">opstartmenu</text:span></text:span><text:span text:style-name="T204">, </text:span><text:span text:style-name="T205">instellingen/</text:span><text:span text:style-name="T206">setup</text:span><text:span text:style-name="T204"> via </text:span><text:span text:style-name="Definition"><text:span text:style-name="T435">instellingen</text:span></text:span><text:span text:style-name="T204">.</text:span></text:p>
          </table:table-cell>
        </table:table-row>
        <table:table-row table:style-name="TableLine94637311037520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7" draw:name="Vorm10" draw:style-name="gr1" draw:text-style-name="P8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0">Kies</text:span></text:span><text:span text:style-name="Strong_20_Emphasis"><text:span text:style-name="T62"> </text:span></text:span><text:span text:style-name="Strong_20_Emphasis"><text:span text:style-name="T131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83">Nederlands</text:span></text:span><text:span text:style-name="Strong_20_Emphasis"><text:span text:style-name="T39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220">Enter</text:span></text:span><text:span text:style-name="Strong_20_Emphasis"><text:span text:style-name="T67">-toets.</text:span></text:span></text:p>
          </table:table-cell>
        </table:table-row>
        <table:table-row table:style-name="TableLine94637311067376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8" draw:name="Vorm11" draw:style-name="gr1" draw:text-style-name="P8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5">Kies </text:span><text:span text:style-name="T336">Ubuntu installeren </text:span><text:span text:style-name="Strong_20_Emphasis"><text:span text:style-name="T131">en druk op </text:span></text:span><text:span text:style-name="Strong_20_Emphasis"><text:span text:style-name="T132">de </text:span></text:span><text:span text:style-name="Strong_20_Emphasis"><text:span text:style-name="T231">Enter</text:span></text:span><text:span text:style-name="Strong_20_Emphasis"><text:span text:style-name="T132">-toets</text:span></text:span><text:span text:style-name="T345">.</text:span></text:p>
          </table:table-cell>
        </table:table-row>
        <table:table-row table:style-name="TableLine946373110277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9" draw:name="Vorm12" draw:style-name="gr1" draw:text-style-name="P8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0">Op het </text:span></text:span><text:span text:style-name="Strong_20_Emphasis"><text:span text:style-name="T35">scherm </text:span></text:span><text:span text:style-name="Strong_20_Emphasis"><text:span text:style-name="T254">Wel</text:span></text:span><text:span text:style-name="Strong_20_Emphasis"><text:span text:style-name="T295">k</text:span></text:span><text:span text:style-name="Strong_20_Emphasis"><text:span text:style-name="T259">om</text:span></text:span><text:span text:style-name="Strong_20_Emphasis"><text:span text:style-name="T36"> </text:span></text:span><text:span text:style-name="Strong_20_Emphasis"><text:span text:style-name="T30">kies </text:span></text:span><text:span text:style-name="Strong_20_Emphasis"><text:span text:style-name="T159">Nederlands</text:span></text:span><text:span text:style-name="Strong_20_Emphasis"><text:span text:style-name="T18"> en klik op</text:span></text:span><text:span text:style-name="Strong_20_Emphasis"><text:span text:style-name="T26"> </text:span></text:span><text:span text:style-name="Strong_20_Emphasis"><text:span text:style-name="T160">Verder</text:span></text:span><text:span text:style-name="Strong_20_Emphasis"><text:span text:style-name="T18">.</text:span></text:span></text:p>
          </table:table-cell>
        </table:table-row>
        <table:table-row table:style-name="TableLine94637311441984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0" draw:name="Vorm13" draw:style-name="gr1" draw:text-style-name="P8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142">O</text:span></text:span><text:span text:style-name="Strong_20_Emphasis"><text:span text:style-name="T143">p </text:span></text:span><text:span text:style-name="Strong_20_Emphasis"><text:span text:style-name="T144">het </text:span></text:span><text:span text:style-name="Strong_20_Emphasis"><text:span text:style-name="T145">scherm </text:span></text:span><text:span text:style-name="Strong_20_Emphasis"><text:span text:style-name="T252">Toetsenbord</text:span></text:span><text:span text:style-name="Strong_20_Emphasis"><text:span text:style-name="T253">indeling</text:span></text:span><text:span text:style-name="Strong_20_Emphasis"><text:span text:style-name="T145"> </text:span></text:span><text:span text:style-name="Strong_20_Emphasis"><text:span text:style-name="T146">controleer </text:span></text:span><text:span text:style-name="Strong_20_Emphasis"><text:span text:style-name="T147">de </text:span></text:span><text:span text:style-name="Strong_20_Emphasis"><text:span text:style-name="T158">te gebruiken </text:span></text:span><text:span text:style-name="Strong_20_Emphasis"><text:span text:style-name="T146">toetsenbordindeling </text:span></text:span><text:span text:style-name="Strong_20_Emphasis"><text:span text:style-name="T148">en </text:span></text:span><text:span text:style-name="Strong_20_Emphasis"><text:span text:style-name="T142">klik </text:span></text:span><text:span text:style-name="Strong_20_Emphasis"><text:span text:style-name="T145">op </text:span></text:span><text:span text:style-name="Strong_20_Emphasis"><text:span text:style-name="T185">Verder</text:span></text:span><text:span text:style-name="Strong_20_Emphasis"><text:span text:style-name="T145">.</text:span></text:span></text:p>
          </table:table-cell>
        </table:table-row>
        <table:table-row table:style-name="TableLine94637311442240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1" draw:name="Vorm14" draw:style-name="gr1" draw:text-style-name="P8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52">Als </text:span></text:span><text:span text:style-name="Strong_20_Emphasis"><text:span text:style-name="T41">het </text:span></text:span><text:span text:style-name="Strong_20_Emphasis"><text:span text:style-name="T29">het scherm </text:span></text:span><text:span text:style-name="Strong_20_Emphasis"><text:span text:style-name="T251">Draadloos</text:span></text:span><text:span text:style-name="Strong_20_Emphasis"><text:span text:style-name="T29"> </text:span></text:span><text:span text:style-name="Strong_20_Emphasis"><text:span text:style-name="T41">verschijnt, </text:span></text:span><text:span text:style-name="Strong_20_Emphasis"><text:span text:style-name="T31">kies</text:span></text:span><text:span text:style-name="Strong_20_Emphasis"><text:span text:style-name="T29"> </text:span></text:span><text:span text:style-name="Strong_20_Emphasis"><text:span text:style-name="T31">een draadloos netwerk, maak </text:span></text:span><text:span text:style-name="Strong_20_Emphasis"><text:span text:style-name="T18">verbinding, </text:span></text:span><text:span text:style-name="Strong_20_Emphasis"><text:span text:style-name="T32">en klik</text:span></text:span><text:span text:style-name="Strong_20_Emphasis"><text:span text:style-name="T18"> </text:span></text:span><text:span text:style-name="Strong_20_Emphasis"><text:span text:style-name="T24">op </text:span></text:span><text:span text:style-name="Strong_20_Emphasis"><text:span text:style-name="T160">Verder</text:span></text:span><text:span text:style-name="Strong_20_Emphasis"><text:span text:style-name="T18">.</text:span></text:span></text:p>
          </table:table-cell>
        </table:table-row>
        <table:table-row table:style-name="TableLine94637311442496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2" draw:name="Vorm15" draw:style-name="gr1" draw:text-style-name="P8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3">O</text:span></text:span><text:span text:style-name="Strong_20_Emphasis"><text:span text:style-name="T27">p het scherm </text:span></text:span><text:span text:style-name="Strong_20_Emphasis"><text:span text:style-name="T255">Bijgewerkte pakketten en andere programmatuur</text:span></text:span><text:span text:style-name="Strong_20_Emphasis"><text:span text:style-name="T249"> </text:span></text:span><text:span text:style-name="T18">klik op </text:span><text:span text:style-name="Strong_20_Emphasis"><text:span text:style-name="T159">Verder</text:span></text:span><text:span text:style-name="Strong_20_Emphasis"><text:span text:style-name="T18">.</text:span></text:span></text:p>
          </table:table-cell>
        </table:table-row>
        <table:table-row table:style-name="TableLine94637311442752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3" draw:name="Vorm16" draw:style-name="gr1" draw:text-style-name="P87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0">Installatietype</text:span></text:span><text:span text:style-name="Strong_20_Emphasis"><text:span text:style-name="T139"> </text:span></text:span><text:span text:style-name="Strong_20_Emphasis"><text:span text:style-name="T150">selecteer</text:span></text:span><text:span text:style-name="Strong_20_Emphasis"><text:span text:style-name="T140"> </text:span></text:span><text:span text:style-name="Strong_20_Emphasis"><text:span text:style-name="T359">het gewenste </text:span></text:span><text:span text:style-name="Strong_20_Emphasis"><text:span text:style-name="T380">Installatie type</text:span></text:span><text:span text:style-name="Strong_20_Emphasis"><text:span text:style-name="T359">.</text:span></text:span></text:p>
            <text:p text:style-name="P34"><text:span text:style-name="Emphasis"><text:span text:style-name="T394">Aa</text:span></text:span><text:span text:style-name="Emphasis"><text:span text:style-name="T395">nbevolen</text:span></text:span><text:span text:style-name="Strong_20_Emphasis"><text:span text:style-name="T371"> wordt om </text:span></text:span><text:span text:style-name="Strong_20_Emphasis"><text:span text:style-name="T375">te klikken op </text:span></text:span><text:span text:style-name="Strong_20_Emphasis"><text:span text:style-name="T393">Geavanceerde functies</text:span></text:span><text:span text:style-name="Strong_20_Emphasis"><text:span text:style-name="T375">, en</text:span></text:span><text:span text:style-name="Strong_20_Emphasis"><text:span text:style-name="T371"> </text:span></text:span><text:span text:style-name="Strong_20_Emphasis"><text:span text:style-name="T375">selecteer <text:line-break/></text:span></text:span><text:span text:style-name="Strong_20_Emphasis"><text:span text:style-name="T391">LVM gebruiken bij de nieuwe installatie van Ubuntu</text:span></text:span><text:span text:style-name="Strong_20_Emphasis"><text:span text:style-name="T371">, </text:span></text:span><text:span text:style-name="Strong_20_Emphasis"><text:span text:style-name="T375">en vink aan <text:line-break/></text:span></text:span><text:span text:style-name="Strong_20_Emphasis"><text:span text:style-name="T391">De nieuwe installatie van Ubuntu versleutelen voor de </text:span></text:span><text:span text:style-name="Strong_20_Emphasis"><text:span text:style-name="T392">veiligheid</text:span></text:span><text:span text:style-name="Strong_20_Emphasis"><text:span text:style-name="T372">.</text:span></text:span></text:p>
            <text:p text:style-name="P35"><text:span text:style-name="Strong_20_Emphasis"><text:span text:style-name="T374">K</text:span></text:span><text:span text:style-name="Strong_20_Emphasis"><text:span text:style-name="T21">lik op </text:span></text:span><text:span text:style-name="Strong_20_Emphasis"><text:span text:style-name="T263">OK</text:span></text:span><text:span text:style-name="Strong_20_Emphasis"><text:span text:style-name="T59"> en vervolgens op</text:span></text:span><text:span text:style-name="Strong_20_Emphasis"><text:span text:style-name="T21"> </text:span></text:span><text:span text:style-name="Strong_20_Emphasis"><text:span text:style-name="T186">I</text:span></text:span><text:span text:style-name="Strong_20_Emphasis"><text:span text:style-name="T187">nstalle</text:span></text:span><text:span text:style-name="Strong_20_Emphasis"><text:span text:style-name="T186">e</text:span></text:span><text:span text:style-name="Strong_20_Emphasis"><text:span text:style-name="T187">r </text:span></text:span><text:span text:style-name="Strong_20_Emphasis"><text:span text:style-name="T186">nu</text:span></text:span><text:span text:style-name="Strong_20_Emphasis"><text:span text:style-name="T21">.</text:span></text:span></text:p>
          </table:table-cell>
        </table:table-row>
        <table:table-row table:style-name="TableLine94637311443008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4" draw:name="Vorm17" draw:style-name="gr1" draw:text-style-name="P8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45">Geef </text:span></text:span><text:span text:style-name="Strong_20_Emphasis"><text:span text:style-name="T47">indien gevraagd </text:span></text:span><text:span text:style-name="Strong_20_Emphasis"><text:span text:style-name="T45">de be</text:span></text:span><text:span text:style-name="Strong_20_Emphasis"><text:span text:style-name="T46">ve</text:span></text:span><text:span text:style-name="Strong_20_Emphasis"><text:span text:style-name="T45">iligingssleutel op, c</text:span></text:span><text:span text:style-name="Strong_20_Emphasis"><text:span text:style-name="T42">ontroleer de </text:span></text:span><text:span text:style-name="Strong_20_Emphasis"><text:span text:style-name="T44">voorgestelde </text:span></text:span><text:span text:style-name="Strong_20_Emphasis"><text:span text:style-name="T42">schijfindelin</text:span></text:span><text:span text:style-name="Strong_20_Emphasis"><text:span text:style-name="T43">g,</text:span></text:span><text:span text:style-name="Strong_20_Emphasis"><text:span text:style-name="T42"> </text:span></text:span><text:span text:style-name="Strong_20_Emphasis"><text:span text:style-name="T48">kies de gewenste schijf, </text:span></text:span><text:span text:style-name="Strong_20_Emphasis"><text:span text:style-name="T43">en </text:span></text:span><text:span text:style-name="Strong_20_Emphasis"><text:span text:style-name="T360">k</text:span></text:span><text:span text:style-name="Strong_20_Emphasis"><text:span text:style-name="T359">lik op </text:span></text:span><text:span text:style-name="Strong_20_Emphasis"><text:span text:style-name="T380">I</text:span></text:span><text:span text:style-name="Strong_20_Emphasis"><text:span text:style-name="T381">nstalle</text:span></text:span><text:span text:style-name="Strong_20_Emphasis"><text:span text:style-name="T380">e</text:span></text:span><text:span text:style-name="Strong_20_Emphasis"><text:span text:style-name="T381">r </text:span></text:span><text:span text:style-name="Strong_20_Emphasis"><text:span text:style-name="T380">nu</text:span></text:span><text:span text:style-name="Strong_20_Emphasis"><text:span text:style-name="T359">.</text:span></text:span></text:p>
          </table:table-cell>
        </table:table-row>
        <table:table-row table:style-name="TableLine94637311443264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5" draw:name="Vorm18" draw:style-name="gr1" draw:text-style-name="P8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0">Wilt u deze aanpassingen wegschrijven naar de schijven? </text:span></text:span><text:span text:style-name="Strong_20_Emphasis"><text:span text:style-name="T34">controleer de </text:span></text:span><text:span text:style-name="Strong_20_Emphasis"><text:span text:style-name="T49">partities</text:span></text:span><text:span text:style-name="Strong_20_Emphasis"><text:span text:style-name="T34"> </text:span></text:span><text:span text:style-name="Strong_20_Emphasis"><text:span text:style-name="T50">die </text:span></text:span><text:span text:style-name="Strong_20_Emphasis"><text:span text:style-name="T51">geformatteerd</text:span></text:span><text:span text:style-name="Strong_20_Emphasis"><text:span text:style-name="T50"> worden </text:span></text:span><text:span text:style-name="Strong_20_Emphasis"><text:span text:style-name="T34">en </text:span></text:span><text:span text:style-name="Strong_20_Emphasis"><text:span text:style-name="T33">klik </text:span></text:span><text:span text:style-name="Strong_20_Emphasis"><text:span text:style-name="T21">op </text:span></text:span><text:span text:style-name="Strong_20_Emphasis"><text:span text:style-name="T161">Verder</text:span></text:span><text:span text:style-name="Strong_20_Emphasis"><text:span text:style-name="T21">.</text:span></text:span></text:p>
          </table:table-cell>
        </table:table-row>
        <table:table-row table:style-name="TableLine94637311443520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6" draw:name="Vorm19" draw:style-name="gr1" draw:text-style-name="P87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7">O</text:span></text:span><text:span text:style-name="Strong_20_Emphasis"><text:span text:style-name="T362">p </text:span></text:span><text:span text:style-name="Strong_20_Emphasis"><text:span text:style-name="T363">het </text:span></text:span><text:span text:style-name="Strong_20_Emphasis"><text:span text:style-name="T364">scherm </text:span></text:span><text:span text:style-name="Strong_20_Emphasis"><text:span text:style-name="T389">Waar bevindt u zich?</text:span></text:span><text:span text:style-name="Strong_20_Emphasis"><text:span text:style-name="T364"> </text:span></text:span><text:span text:style-name="Strong_20_Emphasis"><text:span text:style-name="T369">controleer </text:span></text:span><text:span text:style-name="Strong_20_Emphasis"><text:span text:style-name="T370">de </text:span></text:span><text:span text:style-name="Strong_20_Emphasis"><text:span text:style-name="T369">locatie en </text:span></text:span><text:span text:style-name="Strong_20_Emphasis"><text:span text:style-name="T367">klik </text:span></text:span><text:span text:style-name="Strong_20_Emphasis"><text:span text:style-name="T364">op </text:span></text:span><text:span text:style-name="Strong_20_Emphasis"><text:span text:style-name="T382">Verder</text:span></text:span><text:span text:style-name="Strong_20_Emphasis"><text:span text:style-name="T364">.</text:span></text:span></text:p>
          </table:table-cell>
        </table:table-row>
        <table:table-row table:style-name="TableLine94637311443776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7" draw:name="Vorm20" draw:style-name="gr1" draw:text-style-name="P8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87">Op </text:span><text:span text:style-name="T384">het </text:span><text:span text:style-name="T382">scherm </text:span><text:span text:style-name="Strong_20_Emphasis"><text:span text:style-name="T389">Wie bent u?</text:span></text:span><text:span text:style-name="T382"> </text:span><text:span text:style-name="T387">vul </text:span><text:span text:style-name="T385">in </text:span><text:span text:style-name="Strong_20_Emphasis"><text:span text:style-name="T388">Uw n</text:span></text:span><text:span text:style-name="Strong_20_Emphasis"><text:span text:style-name="T383">aam</text:span></text:span><text:span text:style-name="Strong_20_Emphasis"><text:span text:style-name="T361"> </text:span></text:span><text:span text:style-name="Definition"><text:span text:style-name="T436">gebruiker</text:span></text:span><text:span text:style-name="Strong_20_Emphasis"><text:span text:style-name="T365">, <text:line-break/></text:span></text:span><text:span text:style-name="Strong_20_Emphasis"><text:span text:style-name="T383">Naam </text:span></text:span><text:span text:style-name="Strong_20_Emphasis"><text:span text:style-name="T388">van uw </text:span></text:span><text:span text:style-name="Strong_20_Emphasis"><text:span text:style-name="T386">computer</text:span></text:span><text:span text:style-name="Definition"><text:span text:style-name="T4"> </text:span></text:span><text:span text:style-name="Definition"><text:span text:style-name="T436">computernaam</text:span></text:span><text:span text:style-name="Strong_20_Emphasis"><text:span text:style-name="T361">,<text:line-break/></text:span></text:span><text:span text:style-name="Strong_20_Emphasis"><text:span text:style-name="T388">Kies een g</text:span></text:span><text:span text:style-name="Strong_20_Emphasis"><text:span text:style-name="T386">ebruikersnaam</text:span></text:span><text:span text:style-name="Strong_20_Emphasis"><text:span text:style-name="T361"> </text:span></text:span><text:span text:style-name="Definition"><text:span text:style-name="T436">gebruikersnaam</text:span></text:span><text:span text:style-name="Strong_20_Emphasis"><text:span text:style-name="T361">,<text:line-break/></text:span></text:span><text:span text:style-name="Strong_20_Emphasis"><text:span text:style-name="T373">g</text:span></text:span><text:span text:style-name="Strong_20_Emphasis"><text:span text:style-name="T358">eef tweemaal een </text:span></text:span><text:span text:style-name="Strong_20_Emphasis"><text:span text:style-name="T379">wachtwoord</text:span></text:span><text:span text:style-name="Strong_20_Emphasis"><text:span text:style-name="T358">,</text:span></text:span><text:span text:style-name="Strong_20_Emphasis"><text:span text:style-name="T377"> </text:span></text:span><text:span text:style-name="Strong_20_Emphasis"><text:span text:style-name="T378">en</text:span></text:span><text:span text:style-name="Strong_20_Emphasis"><text:span text:style-name="T377"> </text:span></text:span><text:span text:style-name="Strong_20_Emphasis"><text:span text:style-name="T376">k</text:span></text:span><text:span text:style-name="Strong_20_Emphasis"><text:span text:style-name="T358">lik op </text:span></text:span><text:span text:style-name="Strong_20_Emphasis"><text:span text:style-name="T379">Verder</text:span></text:span><text:span text:style-name="Strong_20_Emphasis"><text:span text:style-name="T358">.</text:span></text:span></text:p>
          </table:table-cell>
        </table:table-row>
        <table:table-row table:style-name="TableLine946373114440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37311444288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8" draw:name="Vorm21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8">O</text:span></text:span><text:span text:style-name="Strong_20_Emphasis"><text:span text:style-name="T366">p het scherm </text:span></text:span><text:span text:style-name="Strong_20_Emphasis"><text:span text:style-name="T390">Installatie voltooid</text:span></text:span><text:span text:style-name="Strong_20_Emphasis"><text:span text:style-name="T366"> </text:span></text:span><text:span text:style-name="Strong_20_Emphasis"><text:span text:style-name="T368">klik </text:span></text:span><text:span text:style-name="Strong_20_Emphasis"><text:span text:style-name="T358">op </text:span></text:span><text:span text:style-name="Strong_20_Emphasis"><text:span text:style-name="T379">Nu herstarten</text:span></text:span><text:span text:style-name="Strong_20_Emphasis"><text:span text:style-name="T358">.</text:span></text:span></text:p>
          </table:table-cell>
        </table:table-row>
        <table:table-row table:style-name="TableLine946373114445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37311444800">
          <table:table-cell table:style-name="_32_._5f_Installatie_5f_uitvoer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19" draw:name="Vorm22" draw:style-name="gr1" draw:text-style-name="P8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4">C</text:span></text:span><text:span text:style-name="Strong_20_Emphasis"><text:span text:style-name="T154">D</text:span></text:span><text:span text:style-name="Strong_20_Emphasis"><text:span text:style-name="T301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38">druk </text:span></text:span><text:span text:style-name="Strong_20_Emphasis"><text:span text:style-name="T156">op</text:span></text:span><text:span text:style-name="Strong_20_Emphasis"><text:span text:style-name="T138"> </text:span></text:span><text:span text:style-name="Strong_20_Emphasis"><text:span text:style-name="T132">de </text:span></text:span><text:span text:style-name="Strong_20_Emphasis"><text:span text:style-name="T231">Enter</text:span></text:span><text:span text:style-name="Strong_20_Emphasis"><text:span text:style-name="T132">-toets</text:span></text:span><text:span text:style-name="Strong_20_Emphasis"><text:span text:style-name="T157">.</text:span></text:span></text:p>
          </table:table-cell>
        </table:table-row>
      </table:table>
      <text:p text:style-name="P32"><text:span text:style-name="Strong_20_Emphasis"><text:span text:style-name="T138"/></text:span></text:p>
      <text:list xml:id="list150935886501242" text:continue-numbering="true" text:style-name="L1">
        <text:list-item>
          <text:p text:style-name="P83"><text:span text:style-name="Strong_20_Emphasis"><text:span text:style-name="T264">Installatie </text:span></text:span><text:span text:style-name="Strong_20_Emphasis"><text:span text:style-name="T265">afronde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37311395680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0" draw:name="Vorm23" draw:style-name="gr1" draw:text-style-name="P8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6">De nieuwe installatie van Ubuntu versleutelen voor de </text:span></text:span><text:span text:style-name="Strong_20_Emphasis"><text:span text:style-name="T261">veiligheid</text:span></text:span><text:span text:style-name="Strong_20_Emphasis"><text:span text:style-name="T25"> </text:span></text:span><text:span text:style-name="Strong_20_Emphasis"><text:span text:style-name="T293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7">en druk op de <text:line-break/></text:span></text:span><text:span text:style-name="Strong_20_Emphasis"><text:span text:style-name="T220">Enter</text:span></text:span><text:span text:style-name="Strong_20_Emphasis"><text:span text:style-name="T67">-toets.</text:span></text:span></text:p>
          </table:table-cell>
        </table:table-row>
        <table:table-row table:style-name="TableLine946373017204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637311643056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1" draw:name="Vorm24" draw:style-name="gr1" draw:text-style-name="P8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6373113993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49"/></text:span></text:p>
          </table:table-cell>
        </table:table-row>
        <table:table-row table:style-name="TableLine94637311400944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2" draw:name="Vorm25" draw:style-name="gr1" draw:text-style-name="P8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</text:span></text:span><text:span text:style-name="Strong_20_Emphasis"><text:span text:style-name="T69">de volgende schermen volg de aanwijzingen en klik op</text:span></text:span><text:span text:style-name="Strong_20_Emphasis"><text:span text:style-name="T149"> </text:span></text:span><text:span text:style-name="Strong_20_Emphasis"><text:span text:style-name="T257">Volgende</text:span></text:span><text:span text:style-name="Strong_20_Emphasis"><text:span text:style-name="T149">.</text:span></text:span></text:p>
          </table:table-cell>
        </table:table-row>
        <table:table-row table:style-name="TableLine94637311400112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3" draw:name="Vorm26" draw:style-name="gr1" draw:text-style-name="P8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het </text:span></text:span><text:span text:style-name="Strong_20_Emphasis"><text:span text:style-name="T69">laatste </text:span></text:span><text:span text:style-name="Strong_20_Emphasis"><text:span text:style-name="T28">scherm </text:span></text:span><text:span text:style-name="Strong_20_Emphasis"><text:span text:style-name="T258">Klaar om te beginnen </text:span></text:span><text:span text:style-name="Strong_20_Emphasis"><text:span text:style-name="T149">klik op </text:span></text:span><text:span text:style-name="Strong_20_Emphasis"><text:span text:style-name="T257">Vol</text:span></text:span><text:span text:style-name="Strong_20_Emphasis"><text:span text:style-name="T262">tooid</text:span></text:span><text:span text:style-name="Strong_20_Emphasis"><text:span text:style-name="T149">.</text:span></text:span></text:p>
          </table:table-cell>
        </table:table-row>
        <table:table-row table:style-name="TableLine946373112001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37311708448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4" draw:name="Vorm27" draw:style-name="gr1" draw:text-style-name="P8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22">Voeg </text:span></text:span><text:span text:style-name="Strong_20_Emphasis"><text:span text:style-name="T71">nu </text:span></text:span><text:span text:style-name="Strong_20_Emphasis"><text:span text:style-name="T72">een </text:span></text:span><text:span text:style-name="Strong_20_Emphasis"><text:span text:style-name="T61">eventuele</text:span></text:span><text:span text:style-name="Strong_20_Emphasis"><text:span text:style-name="T246"> </text:span></text:span><text:span text:style-name="Definition"><text:span text:style-name="T467">2</text:span></text:span><text:span text:style-name="Definition"><text:span text:style-name="T464">e</text:span></text:span><text:span text:style-name="Definition"><text:span text:style-name="T467"> </text:span></text:span><text:span text:style-name="Definition"><text:span text:style-name="T468">gebruiker</text:span></text:span><text:span text:style-name="Strong_20_Emphasis"><text:span text:style-name="T247"> <text:s/></text:span></text:span><text:span text:style-name="Strong_20_Emphasis"><text:span text:style-name="T248">(of meer) </text:span></text:span><text:span text:style-name="Strong_20_Emphasis"><text:span text:style-name="T141">toe </text:span></text:span><text:span text:style-name="Strong_20_Emphasis"><text:span text:style-name="T86">via </text:span></text:span><text:span text:style-name="Strong_20_Emphasis"><text:span text:style-name="T75">een </text:span></text:span><text:span text:style-name="Strong_20_Emphasis"><text:span text:style-name="T85">druk op de </text:span></text:span><text:span text:style-name="Strong_20_Emphasis"><text:span text:style-name="T235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76"><text:span text:style-name="T349">De </text:span><text:span text:style-name="T356">Super</text:span><text:span text:style-name="T349">-toets is de Windows</text:span><text:span text:style-name="T350">-</text:span><text:span text:style-name="T351">toets</text:span><text:span text:style-name="T349">, </text:span><text:span text:style-name="T350">C</text:span><text:span text:style-name="T349">ommand-</text:span><text:span text:style-name="T351">toets</text:span><text:span text:style-name="T349">, of </text:span><text:span text:style-name="T350">V</text:span><text:span text:style-name="T349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70">geb</text:span></text:span><text:span text:style-name="Strong_20_Emphasis"><text:span text:style-name="T171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91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92">Gebruikers</text:span></text:span><text:span text:style-name="Strong_20_Emphasis"><text:span text:style-name="T110">.</text:span></text:span></text:p>
          </table:table-cell>
        </table:table-row>
        <table:table-row table:style-name="TableLine94637311709040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5" draw:name="Vorm28" draw:style-name="gr1" draw:text-style-name="P87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29">Klik links</text:span></text:span><text:span text:style-name="Strong_20_Emphasis"><text:span text:style-name="T151"> </text:span></text:span><text:span text:style-name="Strong_20_Emphasis"><text:span text:style-name="T124">op </text:span></text:span><text:span text:style-name="Strong_20_Emphasis"><text:span text:style-name="T180">Ontgrendelen</text:span></text:span><text:span text:style-name="Strong_20_Emphasis"><text:span text:style-name="T124"> </text:span></text:span><text:span text:style-name="Strong_20_Emphasis"><text:span text:style-name="T123">en daarna op </text:span></text:span><text:span text:style-name="Strong_20_Emphasis"><text:span text:style-name="T284">Gebruik</text:span></text:span><text:span text:style-name="Strong_20_Emphasis"><text:span text:style-name="T285">er</text:span></text:span><text:span text:style-name="Strong_20_Emphasis"><text:span text:style-name="T284"> toevoegen</text:span></text:span><text:span text:style-name="Strong_20_Emphasis"><text:span text:style-name="T123">.</text:span></text:span></text:p>
          </table:table-cell>
        </table:table-row>
        <table:table-row table:style-name="TableLine946373117096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1">Vul in bij <text:span text:style-name="Strong_20_Emphasis">Volledige naam</text:span> <text:span text:style-name="Definition">2</text:span><text:span text:style-name="Definition"><text:span text:style-name="T461">e</text:span></text:span><text:span text:style-name="Definition"> gebruiker</text:span> en bij <text:span text:style-name="Strong_20_Emphasis">Gebruikersnaam</text:span> <text:span text:style-name="Definition">2</text:span><text:span text:style-name="Definition"><text:span text:style-name="T461">e</text:span></text:span><text:span text:style-name="Definition"> gebruikersnaam</text:span>, en klik op <text:span text:style-name="Strong_20_Emphasis">Toevoegen</text:span>.</text:p>
          </table:table-cell>
        </table:table-row>
        <table:table-row table:style-name="TableLine94637311710224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57" draw:name="Vorm28_0" draw:style-name="gr1" draw:text-style-name="P87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438">Sluit </text:span></text:span><text:span text:style-name="Strong_20_Emphasis"><text:span text:style-name="T284">Gebruiker toevoegen</text:span></text:span><text:span text:style-name="Strong_20_Emphasis"><text:span text:style-name="T123">.</text:span></text:span></text:p>
          </table:table-cell>
        </table:table-row>
        <table:table-row table:style-name="TableLine94637311710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37311711408">
          <table:table-cell table:style-name="_33_._5f_Installatie_5f_afronden.A1" office:value-type="string">
            <text:p text:style-name="P62"><text:span text:style-name="Strong_20_Emphasis"><text:span text:style-name="T100"><text:s/></text:span></text:span><text:span text:style-name="Strong_20_Emphasis"><text:span text:style-name="T136"><draw:control text:anchor-type="as-char" draw:z-index="52" draw:name="Vorm29_0" draw:style-name="gr1" draw:text-style-name="P87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53">Controleer </text:span></text:span><text:span text:style-name="Strong_20_Emphasis"><text:span text:style-name="T54">of er </text:span></text:span><text:span text:style-name="Strong_20_Emphasis"><text:span text:style-name="T70">extra stuurprogramma's zijn</text:span></text:span><text:span text:style-name="Strong_20_Emphasis"><text:span text:style-name="T54"> </text:span></text:span><text:span text:style-name="Strong_20_Emphasis"><text:span text:style-name="T55">via </text:span></text:span><text:span text:style-name="Strong_20_Emphasis"><text:span text:style-name="T75">een </text:span></text:span><text:span text:style-name="Strong_20_Emphasis"><text:span text:style-name="T104">druk</text:span></text:span><text:span text:style-name="Strong_20_Emphasis"><text:span text:style-name="T75"> op</text:span></text:span><text:span text:style-name="Strong_20_Emphasis"><text:span text:style-name="T88"> de </text:span></text:span><text:span text:style-name="Strong_20_Emphasis"><text:span text:style-name="T235">Super</text:span></text:span><text:span text:style-name="Strong_20_Emphasis"><text:span text:style-name="T88">-toets</text:span></text:span><text:span text:style-name="Strong_20_Emphasis"><text:span text:style-name="T300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77">stu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122"> </text:span></text:span><text:span text:style-name="Strong_20_Emphasis"><text:span text:style-name="T178">Ex</text:span></text:span><text:span text:style-name="Strong_20_Emphasis"><text:span text:style-name="T179">tra stuurprogramma's</text:span></text:span><text:span text:style-name="Strong_20_Emphasis"><text:span text:style-name="T75">.</text:span></text:span></text:p>
          </table:table-cell>
        </table:table-row>
        <table:table-row table:style-name="TableLine94637311712000">
          <table:table-cell table:style-name="_33_._5f_Installatie_5f_afronden.A1" office:value-type="string">
            <text:p text:style-name="P64"><text:span text:style-name="Strong_20_Emphasis"><text:span text:style-name="T100"><text:s/></text:span></text:span><text:span text:style-name="Strong_20_Emphasis"><text:span text:style-name="T136"><draw:control text:anchor-type="as-char" draw:z-index="53" draw:name="Vorm29_1" draw:style-name="gr1" draw:text-style-name="P87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<text:span text:style-name="T125">Selecteer </text:span><text:span text:style-name="T126">de gewenste stuurprogramma'</text:span><text:span text:style-name="T127">s</text:span><text:span text:style-name="T126"> en </text:span><text:span text:style-name="T125">klik op </text:span><text:span text:style-name="T181">Wijzigingen doorvoeren</text:span><text:span text:style-name="T125">.</text:span></text:p>
          </table:table-cell>
        </table:table-row>
        <table:table-row table:style-name="TableLine94637311712592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9"/>
          </table:table-cell>
        </table:table-row>
        <table:table-row table:style-name="TableLine94637311713344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6" draw:name="Vorm29" draw:style-name="gr1" draw:text-style-name="P87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53">Controleer </text:span></text:span><text:span text:style-name="Strong_20_Emphasis"><text:span text:style-name="T54">of er updates zijn </text:span></text:span><text:span text:style-name="Strong_20_Emphasis"><text:span text:style-name="T55">via </text:span></text:span><text:span text:style-name="Strong_20_Emphasis"><text:span text:style-name="T75">een </text:span></text:span><text:span text:style-name="Strong_20_Emphasis"><text:span text:style-name="T104">druk</text:span></text:span><text:span text:style-name="Strong_20_Emphasis"><text:span text:style-name="T75"> op</text:span></text:span><text:span text:style-name="Strong_20_Emphasis"><text:span text:style-name="T88"> de </text:span></text:span><text:span text:style-name="Strong_20_Emphasis"><text:span text:style-name="T235">Super</text:span></text:span><text:span text:style-name="Strong_20_Emphasis"><text:span text:style-name="T88">-toets</text:span></text:span><text:span text:style-name="Strong_20_Emphasis"><text:span text:style-name="T300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2">upd</text:span></text:span><text:span text:style-name="Strong_20_Emphasis"><text:span text:style-name="T174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75">Updatebeheer</text:span></text:span><text:span text:style-name="Strong_20_Emphasis"><text:span text:style-name="T88">.</text:span></text:span></text:p>
          </table:table-cell>
        </table:table-row>
        <table:table-row table:style-name="TableLine94637311714096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7" draw:name="Vorm30" draw:style-name="gr1" draw:text-style-name="P87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0"><text:span text:style-name="T342">Als</text:span><text:span text:style-name="T338"> </text:span><text:span text:style-name="T339">er </text:span><text:span text:style-name="T338">updates beschikbaar zijn, k</text:span><text:span text:style-name="T340">lik op </text:span><text:span text:style-name="Strong_20_Emphasis"><text:span text:style-name="T346">Nu installeren</text:span></text:span><text:span text:style-name="T340">.</text:span></text:p>
          </table:table-cell>
        </table:table-row>
        <table:table-row table:style-name="TableLine94637311714848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8" draw:name="Vorm31" draw:style-name="gr1" draw:text-style-name="P87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0"><text:span text:style-name="T341">A</text:span>ls <text:span text:style-name="Strong_20_Emphasis"><text:span text:style-name="T337">Updatebeheer </text:span></text:span>hierom vraagt, <text:span text:style-name="T444">h</text:span>erstart <text:span text:style-name="T445">de</text:span> computer <text:span text:style-name="T446">en daarna weer aanmelden als </text:span><text:span text:style-name="Definition"><text:span text:style-name="T8">gebruiker</text:span></text:span>.</text:p>
          </table:table-cell>
        </table:table-row>
        <table:table-row table:style-name="TableLine946373117156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37311716352">
          <table:table-cell table:style-name="_33_._5f_Installatie_5f_afronden.A1" office:value-type="string">
            <text:p text:style-name="P46"><text:span text:style-name="Strong_20_Emphasis"><text:span text:style-name="T100"><text:s/></text:span></text:span><text:span text:style-name="Strong_20_Emphasis"><text:span text:style-name="T136"><draw:control text:anchor-type="as-char" draw:z-index="48" draw:name="Vorm4_1" draw:style-name="gr1" draw:text-style-name="P87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3">Terminalvenster</text:span></text:span><text:span text:style-name="Strong_20_Emphasis"><text:span text:style-name="T86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3">. </text:span></text:span></text:p>
          </table:table-cell>
        </table:table-row>
        <table:table-row table:style-name="TableLine94637311717152">
          <table:table-cell table:style-name="_33_._5f_Installatie_5f_afronden.A1" office:value-type="string">
            <text:p text:style-name="P56"><text:span text:style-name="Strong_20_Emphasis"><text:span text:style-name="T100"><text:s/></text:span></text:span><text:span text:style-name="Strong_20_Emphasis"><text:span text:style-name="T136"><draw:control text:anchor-type="as-char" draw:z-index="50" draw:name="Vorm4_0" draw:style-name="gr1" draw:text-style-name="P87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0"><text:span text:style-name="T459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37">Enter</text:span></text:span><text:span text:style-name="Strong_20_Emphasis"><text:span text:style-name="T86">-toets:<text:line-break/></text:span></text:span><text:span text:style-name="User_20_Entry"><text:span text:style-name="T302">wget karelzimmer.nl/</text:span></text:span><text:span text:style-name="User_20_Entry"><text:span text:style-name="T303">kz</text:span></text:span><text:span text:style-name="User_20_Entry"><text:span text:style-name="T302"><text:line-break/>bash </text:span></text:span><text:span text:style-name="User_20_Entry"><text:span text:style-name="T303">kz</text:span></text:span></text:p>
          </table:table-cell>
        </table:table-row>
        <table:table-row table:style-name="TableLine9463731174473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37311745536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29" draw:name="Vorm37" draw:style-name="gr1" draw:text-style-name="P87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35">Super</text:span></text:span><text:span text:style-name="Strong_20_Emphasis"><text:span text:style-name="T88">-toets</text:span></text:span><text:span text:style-name="Strong_20_Emphasis"><text:span text:style-name="T300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3">men</text:span></text:span><text:span text:style-name="Strong_20_Emphasis"><text:span text:style-name="T168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79">Installatiem</text:span></text:span><text:span text:style-name="Strong_20_Emphasis"><text:span text:style-name="T278">enu</text:span></text:span><text:span text:style-name="Strong_20_Emphasis"><text:span text:style-name="T85">.</text:span></text:span></text:p>
          </table:table-cell>
        </table:table-row>
        <table:table-row table:style-name="TableLine94637311746336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30" draw:name="Vorm38" draw:style-name="gr1" draw:text-style-name="P87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82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7">3 -</text:span></text:span><text:span text:style-name="Strong_20_Emphasis"><text:span text:style-name="T245"> </text:span></text:span><text:span text:style-name="Strong_20_Emphasis"><text:span text:style-name="T272">Installatie</text:span></text:span><text:span text:style-name="Strong_20_Emphasis"><text:span text:style-name="T273"> </text:span></text:span><text:span text:style-name="Strong_20_Emphasis"><text:span text:style-name="T274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72">Verder</text:span></text:span><text:span text:style-name="Strong_20_Emphasis"><text:span text:style-name="T99">.</text:span></text:span></text:p>
          </table:table-cell>
        </table:table-row>
        <table:table-row table:style-name="TableLine94637311747136">
          <table:table-cell table:style-name="_33_._5f_Installatie_5f_afronden.A1" office:value-type="string">
            <text:p text:style-name="P47"><text:span text:style-name="Strong_20_Emphasis"><text:span text:style-name="T100"><text:s/></text:span></text:span><text:span text:style-name="Strong_20_Emphasis"><text:span text:style-name="T136"><draw:control text:anchor-type="as-char" draw:z-index="31" draw:name="Vorm39" draw:style-name="gr1" draw:text-style-name="P87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73">Volg de aanwijzingen op het scherm</text:span></text:span><text:span text:style-name="Strong_20_Emphasis"><text:span text:style-name="T73"><text:note text:id="ftn7" text:note-class="footnote"><text:note-citation>2</text:note-citation><text:note-body><text:p text:style-name="P80">De installatie kan nagelopen worden aan de hand van het bestand <text:span text:style-name="T439">/usr/local/etc/</text:span><text:span text:style-name="T355">kz-install-applist</text:span>.</text:p></text:note-body></text:note></text:span></text:span><text:span text:style-name="Strong_20_Emphasis"><text:span text:style-name="T73">.</text:span></text:span></text:p>
          </table:table-cell>
        </table:table-row>
        <table:table-row table:style-name="TableLine94637311747936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637311748736">
          <table:table-cell table:style-name="_33_._5f_Installatie_5f_afronden.A1" office:value-type="string">
            <text:p text:style-name="P66"><text:span text:style-name="Strong_20_Emphasis"><text:span text:style-name="T100"><text:s/></text:span></text:span><text:span text:style-name="Strong_20_Emphasis"><text:span text:style-name="T136"><draw:control text:anchor-type="as-char" draw:z-index="54" draw:name="Vorm36" draw:style-name="gr1" draw:text-style-name="P87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67">Herstart de computer.</text:p>
          </table:table-cell>
        </table:table-row>
      </table:table>
      <text:p text:style-name="P36"><text:span text:style-name="Strong_20_Emphasis"><text:span text:style-name="T20"><text:tab/></text:span></text:span></text:p>
      <text:p text:style-name="P37"><text:span text:style-name="Strong_20_Emphasis"><text:span text:style-name="T99"/></text:span></text:p>
      <text:p text:style-name="P38"><text:span text:style-name="Strong_20_Emphasis"><text:span text:style-name="T73"/></text:span></text:p>
      <text:list xml:id="list150937392841236" text:continue-numbering="true" text:style-name="L1">
        <text:list-item>
          <text:p text:style-name="P84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37311735744">
          <table:table-cell table:style-name="Tabel2.A1" office:value-type="string">
            <text:p text:style-name="P69"><text:span text:style-name="Strong_20_Emphasis"><text:span text:style-name="T100"><text:s/></text:span></text:span><text:span text:style-name="Strong_20_Emphasis"><text:span text:style-name="T136"><draw:control text:anchor-type="as-char" draw:z-index="56" draw:name="Vorm40_1" draw:style-name="gr1" draw:text-style-name="P87" svg:width="0.35cm" svg:height="0.35cm" draw:control="control57"/></text:span></text:span></text:p>
          </table:table-cell>
          <table:table-cell table:style-name="Tabel2.A1" office:value-type="string">
            <text:p text:style-name="P1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6">De nieuwe installatie van Ubuntu versleutelen voor de </text:span></text:span><text:span text:style-name="Strong_20_Emphasis"><text:span text:style-name="T261">veiligheid</text:span></text:span><text:span text:style-name="Strong_20_Emphasis"><text:span text:style-name="T25"> </text:span></text:span><text:span text:style-name="Strong_20_Emphasis"><text:span text:style-name="T293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7">en druk op de <text:line-break/></text:span></text:span><text:span text:style-name="Strong_20_Emphasis"><text:span text:style-name="T220">Enter</text:span></text:span><text:span text:style-name="Strong_20_Emphasis"><text:span text:style-name="T67">-toets.</text:span></text:span></text:p>
          </table:table-cell>
        </table:table-row>
        <table:table-row table:style-name="TableLine94637311860864"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18"/>
          </table:table-cell>
        </table:table-row>
        <table:table-row table:style-name="TableLine94637311684928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36"><draw:control text:anchor-type="as-char" draw:z-index="55" draw:name="Vorm40_0" draw:style-name="gr1" draw:text-style-name="P87" svg:width="0.35cm" svg:height="0.35cm" draw:control="control56"/></text:span></text:span></text:p>
          </table:table-cell>
          <table:table-cell table:style-name="Tabel2.A1" office:value-type="string">
            <text:p text:style-name="P18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637311722720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2" draw:name="Vorm40" draw:style-name="gr1" draw:text-style-name="P87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2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78"><text:span text:style-name="T440">Na aanmelden als </text:span><text:span text:style-name="Definition"><text:span text:style-name="T451">2</text:span></text:span><text:span text:style-name="Definition"><text:span text:style-name="T463">e</text:span></text:span><text:span text:style-name="Definition"><text:span text:style-name="T451"> </text:span></text:span><text:span text:style-name="Definition"><text:span text:style-name="T452">gebruiker</text:span></text:span><text:span text:style-name="T440">, zoek en start</text:span><text:span text:style-name="T450"> </text:span><text:span text:style-name="T449">In</text:span><text:span text:style-name="T441">stallatiemenu</text:span><text:span text:style-name="Strong_20_Emphasis"><text:span text:style-name="T294"> </text:span></text:span><text:span text:style-name="T440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6">Installatiemenu</text:span></text:span><text:span text:style-name="Strong_20_Emphasis"><text:span text:style-name="T294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77">4 -</text:span></text:span><text:span text:style-name="Strong_20_Emphasis"><text:span text:style-name="T245"> </text:span></text:span><text:span text:style-name="T289">Gebruiker inrichten</text:span><text:span text:style-name="Strong_20_Emphasis"><text:span text:style-name="T76">.</text:span></text:span></text:p>
          </table:table-cell>
        </table:table-row>
        <table:table-row table:style-name="TableLine94637311730240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3" draw:name="Vorm41" draw:style-name="gr1" draw:text-style-name="P87" svg:width="0.35cm" svg:height="0.35cm" draw:control="control34"/></text:span></text:span></text:p>
          </table:table-cell>
          <table:table-cell table:style-name="Tabel2.A1" office:value-type="string">
            <text:p text:style-name="P45"><text:span text:style-name="Strong_20_Emphasis"><text:span text:style-name="T438">Volg de aanwijzingen op het scherm</text:span></text:span><text:span text:style-name="Strong_20_Emphasis"><text:span text:style-name="T438"><text:note text:id="ftn9" text:note-class="footnote"><text:note-citation>2</text:note-citation><text:note-body><text:p text:style-name="P79">Het inrichten kan nagelopen worden aan de hand van de bestanden <text:span text:style-name="T465">in </text:span><text:span text:style-name="T466">Persoonlijke </text:span><text:span text:style-name="T465">map -</text:span><text:span text:style-name="T466">&gt; </text:span><text:span text:style-name="T354">kz-s</text:span><text:span text:style-name="T465">etup.</text:span></text:p></text:note-body></text:note></text:span></text:span><text:span text:style-name="Strong_20_Emphasis"><text:span text:style-name="T438">.</text:span></text:span></text:p>
          </table:table-cell>
        </table:table-row>
        <table:table-row table:style-name="TableLine946373119494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37311945584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4" draw:name="Vorm44" draw:style-name="gr1" draw:text-style-name="P87" svg:width="0.35cm" svg:height="0.35cm" draw:control="control35"/></text:span></text:span></text:p>
          </table:table-cell>
          <table:table-cell table:style-name="Tabel2.A1" office:value-type="string">
            <text:p text:style-name="P45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6">De nieuwe installatie van Ubuntu versleutelen voor de </text:span></text:span><text:span text:style-name="Strong_20_Emphasis"><text:span text:style-name="T260">veiligheid</text:span></text:span><text:span text:style-name="Strong_20_Emphasis"><text:span text:style-name="T25"> </text:span></text:span><text:span text:style-name="Strong_20_Emphasis"><text:span text:style-name="T293">is aangegeven tijdens de installatie,</text:span></text:span><text:span text:style-name="Strong_20_Emphasis"><text:span text:style-name="T23"> </text:span></text:span><text:span text:style-name="Strong_20_Emphasis"><text:span text:style-name="T38">l</text:span></text:span><text:span text:style-name="Strong_20_Emphasis"><text:span text:style-name="T23">eg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23"> vast in </text:span></text:span><text:span text:style-name="Strong_20_Emphasis"><text:span text:style-name="T57">een</text:span></text:span><text:span text:style-name="Strong_20_Emphasis"><text:span text:style-name="T23"> </text:span></text:span><text:span text:style-name="Strong_20_Emphasis"><text:span text:style-name="T57">w</text:span></text:span><text:span text:style-name="Strong_20_Emphasis"><text:span text:style-name="T58">achtwoordkluis</text:span></text:span><text:span text:style-name="Strong_20_Emphasis"><text:span text:style-name="T23"> </text:span></text:span><text:span text:style-name="Strong_20_Emphasis"><text:span text:style-name="T57">zoals </text:span></text:span><text:span text:style-name="Strong_20_Emphasis"><text:span text:style-name="T182">Bitwarden</text:span></text:span><text:span text:style-name="Strong_20_Emphasis"><text:span text:style-name="T57">, </text:span></text:span><text:span text:style-name="Strong_20_Emphasis"><text:span text:style-name="T66">zie links in de </text:span></text:span><text:span text:style-name="Strong_20_Emphasis"><text:span text:style-name="T133">balk</text:span></text:span><text:span text:style-name="Strong_20_Emphasis"><text:span text:style-name="T66">.</text:span></text:span></text:p>
          </table:table-cell>
        </table:table-row>
        <table:table-row table:style-name="TableLine946373119461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37311935984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5" draw:name="Vorm45" draw:style-name="gr1" draw:text-style-name="P87" svg:width="0.35cm" svg:height="0.35cm" draw:control="control36"/></text:span></text:span></text:p>
          </table:table-cell>
          <table:table-cell table:style-name="Tabel2.A1" office:value-type="string">
            <text:p text:style-name="P50"><text:span text:style-name="Strong_20_Emphasis"><text:span text:style-name="T269">Maak een </text:span></text:span><text:span text:style-name="Strong_20_Emphasis"><text:span text:style-name="T271">back-up</text:span></text:span><text:span text:style-name="Strong_20_Emphasis"><text:span text:style-name="T269"> </text:span></text:span><text:span text:style-name="Strong_20_Emphasis"><text:span text:style-name="T268">via</text:span></text:span><text:span text:style-name="Strong_20_Emphasis"><text:span text:style-name="T86"> </text:span></text:span><text:span text:style-name="Strong_20_Emphasis"><text:span text:style-name="T75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35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5">men</text:span></text:span><text:span text:style-name="Strong_20_Emphasis"><text:span text:style-name="T169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79">Installatie</text:span></text:span><text:span text:style-name="Strong_20_Emphasis"><text:span text:style-name="T280">m</text:span></text:span><text:span text:style-name="Strong_20_Emphasis"><text:span text:style-name="T278">enu</text:span></text:span><text:span text:style-name="Strong_20_Emphasis"><text:span text:style-name="T85">.</text:span></text:span></text:p>
          </table:table-cell>
        </table:table-row>
        <table:table-row table:style-name="TableLine94637311936576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6" draw:name="Vorm46" draw:style-name="gr1" draw:text-style-name="P87" svg:width="0.35cm" svg:height="0.35cm" draw:control="control37"/></text:span></text:span></text:p>
          </table:table-cell>
          <table:table-cell table:style-name="Tabel2.A1" office:value-type="string">
            <text:p text:style-name="P45"><text:span text:style-name="Strong_20_Emphasis"><text:span text:style-name="T297">K</text:span></text:span><text:span text:style-name="Strong_20_Emphasis"><text:span text:style-name="T269">ies</text:span></text:span><text:span text:style-name="Strong_20_Emphasis"><text:span text:style-name="T268"> </text:span></text:span><text:span text:style-name="Strong_20_Emphasis"><text:span text:style-name="T286">5 -</text:span></text:span><text:span text:style-name="T267"> </text:span><text:span text:style-name="T286">Opdrachtenmenu</text:span><text:span text:style-name="T269">, </text:span><text:span text:style-name="T299">kies</text:span><text:span text:style-name="T269"> </text:span><text:span text:style-name="T287">1 -</text:span><text:span text:style-name="T267"> </text:span><text:span text:style-name="T290">Back-up</text:span><text:span text:style-name="T287"> </text:span><text:span text:style-name="T290">maken</text:span><text:span text:style-name="T267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72">Verder</text:span></text:span><text:span text:style-name="Strong_20_Emphasis"><text:span text:style-name="T99">.</text:span></text:span></text:p>
          </table:table-cell>
        </table:table-row>
        <table:table-row table:style-name="TableLine94637311937168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7" draw:name="Vorm47" draw:style-name="gr1" draw:text-style-name="P87" svg:width="0.35cm" svg:height="0.35cm" draw:control="control38"/></text:span></text:span></text:p>
          </table:table-cell>
          <table:table-cell table:style-name="Tabel2.A1" office:value-type="string">
            <text:p text:style-name="P45"><text:span text:style-name="Strong_20_Emphasis"><text:span text:style-name="T266">Volg de aanwijzingen op het scherm.</text:span></text:span></text:p>
          </table:table-cell>
        </table:table-row>
        <table:table-row table:style-name="TableLine946373119386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37311939248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8" draw:name="Vorm48" draw:style-name="gr1" draw:text-style-name="P87" svg:width="0.35cm" svg:height="0.35cm" draw:control="control39"/></text:span></text:span></text:p>
          </table:table-cell>
          <table:table-cell table:style-name="Tabel2.A1" office:value-type="string">
            <text:p text:style-name="P52"><text:span text:style-name="Strong_20_Emphasis"><text:span text:style-name="T296">Plan automatische </text:span></text:span><text:span text:style-name="Strong_20_Emphasis"><text:span text:style-name="T298">reservekopieën</text:span></text:span><text:span text:style-name="Strong_20_Emphasis"><text:span text:style-name="T269"> </text:span></text:span><text:span text:style-name="Strong_20_Emphasis"><text:span text:style-name="T270">in </text:span></text:span><text:span text:style-name="Strong_20_Emphasis"><text:span text:style-name="T268">via</text:span></text:span><text:span text:style-name="Strong_20_Emphasis"><text:span text:style-name="T86"> </text:span></text:span><text:span text:style-name="Strong_20_Emphasis"><text:span text:style-name="T75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35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7">res</text:span></text:span><text:span text:style-name="Strong_20_Emphasis"><text:span text:style-name="T174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81">Reservekopieën</text:span></text:span><text:span text:style-name="Strong_20_Emphasis"><text:span text:style-name="T85">.</text:span></text:span></text:p>
          </table:table-cell>
        </table:table-row>
        <table:table-row table:style-name="TableLine94637311940464">
          <table:table-cell table:style-name="Tabel2.A1" office:value-type="string">
            <text:p text:style-name="P48"><text:span text:style-name="Strong_20_Emphasis"><text:span text:style-name="T100"><text:s/></text:span></text:span><text:span text:style-name="Strong_20_Emphasis"><text:span text:style-name="T136"><draw:control text:anchor-type="as-char" draw:z-index="39" draw:name="Vorm49" draw:style-name="gr1" draw:text-style-name="P87" svg:width="0.35cm" svg:height="0.35cm" draw:control="control40"/></text:span></text:span></text:p>
          </table:table-cell>
          <table:table-cell table:style-name="Tabel2.A1" office:value-type="string">
            <text:p text:style-name="P45"><text:span text:style-name="Strong_20_Emphasis"><text:span text:style-name="T266">Volg 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44"/>
      <text:p text:style-name="P65"><text:span text:style-name="T315">E</text:span><text:span text:style-name="T316">inde c</text:span><text:span text:style-name="T310">hecklist, </text:span><text:span text:style-name="T317">d</text:span><text:span text:style-name="T310">e installatie van </text:span><text:span text:style-name="T310"><text:reference-ref text:reference-format="text" text:ref-name="Distributie">Ubuntu</text:reference-ref></text:span><text:span text:style-name="T310"><text:s/></text:span><text:span text:style-name="T311"><text:reference-ref text:reference-format="text" text:ref-name="Versie">20.04</text:reference-ref></text:span><text:span text:style-name="T200"><text:s/></text:span><text:span text:style-name="T201">LTS</text:span><text:span text:style-name="T202"> </text:span><text:span text:style-name="T310"><text:reference-ref text:reference-format="text" text:ref-name="Editie">desktop</text:reference-ref></text:span><text:span text:style-name="T310"><text:s/>is voltooid.</text:span></text:p>
      <text:p text:style-name="P25"/>
      <text:p text:style-name="P7"><text:span text:style-name="T128">Geschreven</text:span><text:span text:style-name="T56"> door Karel Zimmer &lt;</text:span><text:a xlink:type="simple" xlink:href="mailto:info@karelzimmer.nl" text:style-name="Internet_20_link" text:visited-style-name="Visited_20_Internet_20_Link">info@karelzimmer.nl</text:a><text:span text:style-name="T56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desktop</text:file-name></text:span><text:span text:style-name="MT1"><text:tab/></text:span><text:span text:style-name="MT2"><text:tab/></text:span><text:span text:style-name="MT1"><text:date style:data-style-name="N36" text:date-value="2021-10-20T15:09:35.005072401">20-10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10-20T15:09:34.863390096</dc:date>
    <meta:keyword>Installatie</meta:keyword>
    <meta:keyword>Checklist</meta:keyword>
    <meta:keyword>Linux</meta:keyword>
    <meta:editing-cycles>6243</meta:editing-cycles>
    <meta:editing-duration>P10DT23H30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46" meta:character-count="7025" meta:non-whitespace-character-count="5979"/>
    <meta:user-defined meta:name="Info 1"/>
    <meta:user-defined meta:name="Info 2"/>
    <meta:user-defined meta:name="Info 3"/>
    <meta:user-defined meta:name="Info 4"/>
  </office:meta>
</office:document-meta>
</file>